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tableByte.subtract( byte oper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Byte.setValue( by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Byte.floa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Byt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Byte.byt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Byte.add( byte oper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utableByte.compareTo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tableByt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Byt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Byte.MutableBy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Byte.incr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Byte.doubl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Byte.MutableByte( by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tableByte.lo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Byte.toBy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Byte.decr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Byte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tableByte.MutableByte( Numbe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tableByte.subtract( Number oper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Byte.in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Byte.add( Number oper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Byte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